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2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22:56:06.346505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Thomas</meta:initial-creator>
    <meta:creation-date>2018-04-23T09:51:52.204519090</meta:creation-date>
    <meta:generator>LibreOffice/4.2.8.2$Linux_X86_64 LibreOffice_project/420m0$Build-2</meta:generator>
    <dc:date>2018-04-25T11:03:46.216407346</dc:date>
    <dc:creator>Francois Thomas</dc:creator>
    <meta:editing-duration>P1DT11H52M27S</meta:editing-duration>
    <meta:editing-cycles>3</meta:editing-cycles>
    <meta:document-statistic meta:table-count="1" meta:cell-count="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Option VBASupport 1
Sub Main
    Dim r as Object
    Set r = Range("A1")
    r.Value = 1
    Set r = Range("A2")
    r.Value = 2
    Set r = Range("A3")
    r.FormulaR1C1 = "=SUM(R[-2]C:R[-1]C"

    call Dialog1Show    
End Sub
Sub Dialog1Show
    DialogLibraries.LoadLibrary("Standard")
    oDialog1 = CreateUnoDialog( DialogLibraries.Standard.Dialog1 )
    oDialog1.Execute(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1" dlg:top="34" dlg:width="169" dlg:height="130" dlg:closeable="true" dlg:moveable="true">
  <dlg:bulletinboard>
    <dlg:datefield dlg:id="DateField1" dlg:tab-index="0" dlg:left="15" dlg:top="21" dlg:width="62" dlg:height="11" dlg:text="Entrez une date"/>
    <dlg:datefield dlg:id="DateField2" dlg:tab-index="1" dlg:left="-68" dlg:top="80" dlg:width="0" dlg:height="2"/>
    <dlg:combobox dlg:id="ComboBox1" dlg:tab-index="2" dlg:left="90" dlg:top="21" dlg:width="60" dlg:height="12" dlg:value="Type de dépense" dlg:spin="true">
      <dlg:menupopup>
        <dlg:menuitem dlg:value="Train"/>
        <dlg:menuitem dlg:value="Avion"/>
        <dlg:menuitem dlg:value="Hôtel"/>
        <dlg:menuitem dlg:value="Repas"/>
      </dlg:menupopup>
    </dlg:combobox>
    <dlg:button dlg:id="CommandButton1" dlg:tab-index="3" dlg:left="96" dlg:top="40" dlg:width="55" dlg:height="25" dlg:value="Soumettre"/>
    <dlg:button dlg:id="CommandButton2" dlg:tab-index="4" dlg:left="96" dlg:top="74" dlg:width="54" dlg:height="23" dlg:value="Annuler"/>
    <dlg:numericfield dlg:id="NumericField1" dlg:tab-index="5" dlg:left="14" dlg:top="46" dlg:width="36" dlg:height="11" dlg:help-text="Montant" dlg:value="0"/>
    <dlg:combobox dlg:id="ComboBox2" dlg:tab-index="6" dlg:left="54" dlg:top="46" dlg:width="36" dlg:height="11" dlg:help-text="La monnaie dans laquelle vous avez réglé" dlg:value="Monnaie" dlg:spin="true">
      <dlg:menupopup>
        <dlg:menuitem dlg:value="Euro (EUR)"/>
        <dlg:menuitem dlg:value="US Dollar (USD)"/>
        <dlg:menuitem dlg:value="British Pound (GPB)"/>
      </dlg:menupopup>
    </dlg:combobox>
    <dlg:text dlg:id="Label1" dlg:tab-index="7" dlg:left="14" dlg:top="35" dlg:width="36" dlg:height="7" dlg:value="Montant"/>
    <dlg:text dlg:id="Label2" dlg:tab-index="8" dlg:left="-1" dlg:top="108" dlg:width="5" dlg:height="0" dlg:value="Label2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